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38cm" fo:margin-left="0.653cm" fo:margin-top="0cm" fo:margin-bottom="0cm" table:align="left" style:writing-mode="lr-tb"/>
    </style:style>
    <style:style style:name="Tableau1.A" style:family="table-column">
      <style:table-column-properties style:column-width="2.633cm"/>
    </style:style>
    <style:style style:name="Tableau1.B" style:family="table-column">
      <style:table-column-properties style:column-width="1.752cm"/>
    </style:style>
    <style:style style:name="Tableau1.C" style:family="table-column">
      <style:table-column-properties style:column-width="12.353cm"/>
    </style:style>
    <style:style style:name="Tableau1.1" style:family="table-row">
      <style:table-row-properties style:min-row-height="0.379cm" fo:keep-together="auto"/>
    </style:style>
    <style:style style:name="Tableau1.A1" style:family="table-cell">
      <style:table-cell-properties fo:padding-left="0.191cm" fo:padding-right="0.191cm" fo:padding-top="0cm" fo:padding-bottom="0cm" fo:border-left="0.5pt solid #f0ae97" fo:border-right="0.5pt solid #f0ae97" fo:border-top="0.5pt solid #f0ae97" fo:border-bottom="1pt solid #e88664"/>
    </style:style>
    <style:style style:name="Tableau1.A2" style:family="table-cell">
      <style:table-cell-properties fo:padding-left="0.191cm" fo:padding-right="0.191cm" fo:padding-top="0cm" fo:padding-bottom="0cm" fo:border="0.5pt solid #f0ae97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variant="small-caps" fo:color="#404040"/>
    </style:style>
    <style:style style:name="P3" style:family="paragraph" style:parent-style-name="Standard">
      <style:text-properties fo:font-variant="small-caps" fo:color="#404040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small-caps" fo:color="#404040" fo:font-weight="bold" style:font-weight-asian="bold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color="#8c3314" style:font-name="Calisto MT" fo:font-size="16pt" style:font-size-asian="16pt" style:font-size-complex="16pt"/>
    </style:style>
    <style:style style:name="P7" style:family="paragraph" style:parent-style-name="Standard">
      <style:text-properties fo:color="#8c3314" style:font-name="Calisto MT" fo:font-size="13pt" style:font-size-asian="13pt" style:font-size-complex="13pt"/>
    </style:style>
    <style:style style:name="P8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text-properties officeooo:paragraph-rsid="0011798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fo:margin-left="1.249cm" fo:margin-right="0cm" fo:text-indent="0cm" style:auto-text-indent="false"/>
    </style:style>
    <style:style style:name="P13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4" style:family="paragraph" style:parent-style-name="List_20_Paragraph">
      <style:paragraph-properties fo:text-align="center" style:justify-single-word="false"/>
    </style:style>
    <style:style style:name="P15" style:family="paragraph" style:parent-style-name="List_20_Paragraph">
      <style:text-properties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List_20_Paragraph">
      <style:paragraph-properties fo:margin-left="2.54cm" fo:margin-right="0cm" fo:text-indent="0cm" style:auto-text-indent="false"/>
    </style:style>
    <style:style style:name="P17" style:family="paragraph" style:parent-style-name="List_20_Paragraph">
      <style:paragraph-properties fo:margin-left="1.884cm" fo:margin-right="0cm" fo:text-indent="0cm" style:auto-text-indent="false"/>
      <style:text-properties fo:font-weight="bold" style:font-weight-asian="bold"/>
    </style:style>
    <style:style style:name="P18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ext_20_body">
      <style:text-properties officeooo:rsid="001482b5" officeooo:paragraph-rsid="001482b5"/>
    </style:style>
    <style:style style:name="P24" style:family="paragraph" style:parent-style-name="Text_20_body">
      <style:text-properties fo:font-weight="normal" officeooo:rsid="001482b5" officeooo:paragraph-rsid="001482b5" style:font-weight-asian="normal" style:font-weight-complex="normal"/>
    </style:style>
    <style:style style:name="P25" style:family="paragraph" style:parent-style-name="Text_20_body">
      <style:text-properties officeooo:rsid="00166002" officeooo:paragraph-rsid="00166002"/>
    </style:style>
    <style:style style:name="P26" style:family="paragraph" style:parent-style-name="List_20_Paragraph" style:list-style-name="WWNum1"/>
    <style:style style:name="P27" style:family="paragraph" style:parent-style-name="List_20_Paragraph" style:list-style-name="WWNum9"/>
    <style:style style:name="P28" style:family="paragraph" style:parent-style-name="List_20_Paragraph" style:list-style-name="WWNum11">
      <style:text-properties fo:font-style="italic" fo:font-weight="bold" style:font-style-asian="italic" style:font-weight-asian="bold"/>
    </style:style>
    <style:style style:name="P29" style:family="paragraph" style:parent-style-name="List_20_Paragraph" style:list-style-name="WWNum10">
      <style:text-properties fo:font-style="italic" fo:font-weight="bold" style:font-style-asian="italic" style:font-weight-asian="bold"/>
    </style:style>
    <style:style style:name="P30" style:family="paragraph" style:parent-style-name="List_20_Paragraph" style:list-style-name="WWNum10"/>
    <style:style style:name="P31" style:family="paragraph" style:parent-style-name="List_20_Paragraph" style:list-style-name="WWNum13"/>
    <style:style style:name="P32" style:family="paragraph" style:parent-style-name="List_20_Paragraph" style:list-style-name="WWNum12"/>
    <style:style style:name="P33" style:family="paragraph" style:parent-style-name="List_20_Paragraph" style:list-style-name="WWNum18"/>
    <style:style style:name="P34" style:family="paragraph" style:parent-style-name="List_20_Paragraph" style:list-style-name="WWNum14"/>
    <style:style style:name="P35" style:family="paragraph" style:parent-style-name="List_20_Paragraph" style:list-style-name="WWNum22"/>
    <style:style style:name="P36" style:family="paragraph" style:parent-style-name="List_20_Paragraph" style:list-style-name="WWNum24"/>
    <style:style style:name="P37" style:family="paragraph" style:parent-style-name="List_20_Paragraph" style:list-style-name="WWNum25"/>
    <style:style style:name="P38" style:family="paragraph" style:parent-style-name="List_20_Paragraph" style:list-style-name="WWNum23"/>
    <style:style style:name="P39" style:family="paragraph" style:parent-style-name="List_20_Paragraph" style:list-style-name="WWNum17"/>
    <style:style style:name="P40" style:family="paragraph" style:parent-style-name="List_20_Paragraph" style:list-style-name="WWNum26"/>
    <style:style style:name="P41" style:family="paragraph" style:parent-style-name="List_20_Paragraph" style:list-style-name="WWNum27"/>
    <style:style style:name="P42" style:family="paragraph" style:parent-style-name="List_20_Paragraph" style:list-style-name="WWNum30"/>
    <style:style style:name="P43" style:family="paragraph" style:parent-style-name="List_20_Paragraph" style:list-style-name="WWNum29"/>
    <style:style style:name="P44" style:family="paragraph" style:parent-style-name="List_20_Paragraph" style:list-style-name="WWNum16"/>
    <style:style style:name="P45" style:family="paragraph" style:parent-style-name="List_20_Paragraph" style:list-style-name="WWNum28"/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1798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0a" style:text-underline-style="none"/>
    </style:style>
    <style:style style:name="T8" style:family="text">
      <style:text-properties officeooo:rsid="0016600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>PLANTET Loïc <text:tab/>TERRAIN Aurélien<text:tab/>3C-2</text:p>
      <text:p text:style-name="P11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1444_50306664" text:style-name="Internet_20_link" text:visited-style-name="Visited_20_Internet_20_Link">Evaluation<text:tab/>4</text:a></text:p>
          <text:p text:style-name="P18"><text:a xlink:type="simple" xlink:href="#__RefHeading__1446_50306664" text:style-name="Internet_20_link" text:visited-style-name="Visited_20_Internet_20_Link">Organisation des TD/TP<text:tab/>5</text:a></text:p>
          <text:p text:style-name="P19"><text:a xlink:type="simple" xlink:href="#__RefHeading__1448_50306664" text:style-name="Internet_20_link" text:visited-style-name="Visited_20_Internet_20_Link">Avant de commencer …<text:tab/>5</text:a></text:p>
          <text:p text:style-name="P19"><text:a xlink:type="simple" xlink:href="#__RefHeading__1450_50306664" text:style-name="Internet_20_link" text:visited-style-name="Visited_20_Internet_20_Link">A propos des TD/TP<text:tab/>5</text:a></text:p>
          <text:p text:style-name="P18"><text:a xlink:type="simple" xlink:href="#__RefHeading__1452_50306664" text:style-name="Internet_20_link" text:visited-style-name="Visited_20_Internet_20_Link">TD/TP 1 – Rappels<text:tab/>6</text:a></text:p>
          <text:p text:style-name="P19"><text:a xlink:type="simple" xlink:href="#__RefHeading__1454_50306664" text:style-name="Internet_20_link" text:visited-style-name="Visited_20_Internet_20_Link">Exercices<text:tab/>6</text:a></text:p>
          <text:p text:style-name="P13"><text:a xlink:type="simple" xlink:href="#__RefHeading__1456_50306664" text:style-name="Internet_20_link" text:visited-style-name="Visited_20_Internet_20_Link">Exercice 1 : Classe Abstraite, Interface &amp; Héritage<text:tab/>6</text:a></text:p>
          <text:p text:style-name="P13"><text:a xlink:type="simple" xlink:href="#__RefHeading__1458_50306664" text:style-name="Internet_20_link" text:visited-style-name="Visited_20_Internet_20_Link">Exercice 2 : Collections<text:tab/>6</text:a></text:p>
          <text:p text:style-name="P13"><text:a xlink:type="simple" xlink:href="#__RefHeading__1460_50306664" text:style-name="Internet_20_link" text:visited-style-name="Visited_20_Internet_20_Link">Exercice 3 : GUI – Visualisation de Widgets sous forme de table : implémentation partielle d’un agenda<text:tab/>7</text:a></text:p>
          <text:p text:style-name="P19"><text:a xlink:type="simple" xlink:href="#__RefHeading__1462_50306664" text:style-name="Internet_20_link" text:visited-style-name="Visited_20_Internet_20_Link">Aide<text:tab/>7</text:a></text:p>
          <text:p text:style-name="P19"><text:a xlink:type="simple" xlink:href="#__RefHeading__1464_50306664" text:style-name="Internet_20_link" text:visited-style-name="Visited_20_Internet_20_Link">Rapport<text:tab/>7</text:a></text:p>
          <text:p text:style-name="P13"><text:a xlink:type="simple" xlink:href="#__RefHeading__1466_50306664" text:style-name="Internet_20_link" text:visited-style-name="Visited_20_Internet_20_Link">Description des travaux<text:tab/>7</text:a></text:p>
          <text:p text:style-name="P13"><text:a xlink:type="simple" xlink:href="#__RefHeading__1468_50306664" text:style-name="Internet_20_link" text:visited-style-name="Visited_20_Internet_20_Link">Difficultés rencontrées<text:tab/>7</text:a></text:p>
          <text:p text:style-name="P18"><text:a xlink:type="simple" xlink:href="#__RefHeading__1470_50306664" text:style-name="Internet_20_link" text:visited-style-name="Visited_20_Internet_20_Link">TD/TP 2 – Gestion des erreurs, tests &amp; bonnes pratiques<text:tab/>8</text:a></text:p>
          <text:p text:style-name="P19"><text:a xlink:type="simple" xlink:href="#__RefHeading__1472_50306664" text:style-name="Internet_20_link" text:visited-style-name="Visited_20_Internet_20_Link">Exercices<text:tab/>8</text:a></text:p>
          <text:p text:style-name="P13"><text:a xlink:type="simple" xlink:href="#__RefHeading__1474_50306664" text:style-name="Internet_20_link" text:visited-style-name="Visited_20_Internet_20_Link">Exercice 1 : Tests unitaires et debugger<text:tab/>8</text:a></text:p>
          <text:p text:style-name="P13"><text:a xlink:type="simple" xlink:href="#__RefHeading__1476_50306664" text:style-name="Internet_20_link" text:visited-style-name="Visited_20_Internet_20_Link">Exercice 2 : Internationalisation<text:tab/>8</text:a></text:p>
          <text:p text:style-name="P13"><text:a xlink:type="simple" xlink:href="#__RefHeading__1478_50306664" text:style-name="Internet_20_link" text:visited-style-name="Visited_20_Internet_20_Link">Exercice 3 : Gestion des erreurs (Exceptions)<text:tab/>8</text:a></text:p>
          <text:p text:style-name="P13"><text:a xlink:type="simple" xlink:href="#__RefHeading__1480_50306664" text:style-name="Internet_20_link" text:visited-style-name="Visited_20_Internet_20_Link">Exercice 4 : GUI – Changer la langue d’une application<text:tab/>8</text:a></text:p>
          <text:p text:style-name="P13"><text:a xlink:type="simple" xlink:href="#__RefHeading__1482_50306664" text:style-name="Internet_20_link" text:visited-style-name="Visited_20_Internet_20_Link">Exercice 5 : Créer sa bibliothèque &amp; construire un livrable<text:tab/>8</text:a></text:p>
          <text:p text:style-name="P19"><text:a xlink:type="simple" xlink:href="#__RefHeading__1484_50306664" text:style-name="Internet_20_link" text:visited-style-name="Visited_20_Internet_20_Link">Rapport<text:tab/>8</text:a></text:p>
          <text:p text:style-name="P13"><text:a xlink:type="simple" xlink:href="#__RefHeading__1486_50306664" text:style-name="Internet_20_link" text:visited-style-name="Visited_20_Internet_20_Link">Description des travaux<text:tab/>8</text:a></text:p>
          <text:p text:style-name="P13"><text:a xlink:type="simple" xlink:href="#__RefHeading__1488_50306664" text:style-name="Internet_20_link" text:visited-style-name="Visited_20_Internet_20_Link">Difficultés rencontrées<text:tab/>8</text:a></text:p>
          <text:p text:style-name="P18"><text:a xlink:type="simple" xlink:href="#__RefHeading__1490_50306664" text:style-name="Internet_20_link" text:visited-style-name="Visited_20_Internet_20_Link">TD/TP 3 – Généricité, Collections &amp; Design patterns<text:tab/>9</text:a></text:p>
          <text:p text:style-name="P19"><text:a xlink:type="simple" xlink:href="#__RefHeading__1492_50306664" text:style-name="Internet_20_link" text:visited-style-name="Visited_20_Internet_20_Link">Exercices<text:tab/>9</text:a></text:p>
          <text:p text:style-name="P13"><text:a xlink:type="simple" xlink:href="#__RefHeading__1494_50306664" text:style-name="Internet_20_link" text:visited-style-name="Visited_20_Internet_20_Link">Exercice 0<text:tab/>9</text:a></text:p>
          <text:p text:style-name="P13"><text:a xlink:type="simple" xlink:href="#__RefHeading__1496_50306664" text:style-name="Internet_20_link" text:visited-style-name="Visited_20_Internet_20_Link">Exercice 1 : Généricité – Création d’un lecteur d’arguments <text:tab/>9</text:a></text:p>
          <text:p text:style-name="P13"><text:a xlink:type="simple" xlink:href="#__RefHeading__1498_50306664" text:style-name="Internet_20_link" text:visited-style-name="Visited_20_Internet_20_Link">Exercice 2 : Collections - créer une collection d’ExamEvent<text:tab/>9</text:a></text:p>
          <text:p text:style-name="P13"><text:a xlink:type="simple" xlink:href="#__RefHeading__1500_50306664" text:style-name="Internet_20_link" text:visited-style-name="Visited_20_Internet_20_Link">Exercice 3 : Design pattern<text:tab/>9</text:a></text:p>
          <text:p text:style-name="P13"><text:a xlink:type="simple" xlink:href="#__RefHeading__1502_50306664" text:style-name="Internet_20_link" text:visited-style-name="Visited_20_Internet_20_Link">Exercice 4 : GUI – Menu<text:tab/>9</text:a></text:p>
          <text:p text:style-name="P19"><text:a xlink:type="simple" xlink:href="#__RefHeading__1504_50306664" text:style-name="Internet_20_link" text:visited-style-name="Visited_20_Internet_20_Link">Aide<text:tab/>10</text:a></text:p>
          <text:p text:style-name="P19"><text:a xlink:type="simple" xlink:href="#__RefHeading__1506_50306664" text:style-name="Internet_20_link" text:visited-style-name="Visited_20_Internet_20_Link">Rapport<text:tab/>10</text:a></text:p>
          <text:p text:style-name="P13"><text:a xlink:type="simple" xlink:href="#__RefHeading__1508_50306664" text:style-name="Internet_20_link" text:visited-style-name="Visited_20_Internet_20_Link">Description des travaux (+réponses aux questions)<text:tab/>10</text:a></text:p>
          <text:p text:style-name="P13"><text:a xlink:type="simple" xlink:href="#__RefHeading__1510_50306664" text:style-name="Internet_20_link" text:visited-style-name="Visited_20_Internet_20_Link">Difficultés rencontrées<text:tab/>10</text:a></text:p>
          <text:p text:style-name="P18"><text:a xlink:type="simple" xlink:href="#__RefHeading__1512_50306664" text:style-name="Internet_20_link" text:visited-style-name="Visited_20_Internet_20_Link">TD/TP 4 – Les entrées / sorties<text:tab/>11</text:a></text:p>
          <text:p text:style-name="P19"><text:a xlink:type="simple" xlink:href="#__RefHeading__1514_50306664" text:style-name="Internet_20_link" text:visited-style-name="Visited_20_Internet_20_Link">Exercices<text:tab/>11</text:a></text:p>
          <text:p text:style-name="P13"><text:a xlink:type="simple" xlink:href="#__RefHeading__1516_50306664" text:style-name="Internet_20_link" text:visited-style-name="Visited_20_Internet_20_Link">Exercice 1 : Lire &amp; écrire un fichier XML<text:tab/>11</text:a></text:p>
          <text:p text:style-name="P13"><text:a xlink:type="simple" xlink:href="#__RefHeading__1518_50306664" text:style-name="Internet_20_link" text:visited-style-name="Visited_20_Internet_20_Link">Exercice 2: Créer et lire un fichier de configuration pour une application<text:tab/>11</text:a></text:p>
          <text:p text:style-name="P13"><text:a xlink:type="simple" xlink:href="#__RefHeading__1520_50306664" text:style-name="Internet_20_link" text:visited-style-name="Visited_20_Internet_20_Link">Exercice 3 : Sauvegarder et charger l’état d’une application<text:tab/>11</text:a></text:p>
          <text:p text:style-name="P13"><text:a xlink:type="simple" xlink:href="#__RefHeading__1522_50306664" text:style-name="Internet_20_link" text:visited-style-name="Visited_20_Internet_20_Link">Exercice 4 : GUI<text:tab/>11</text:a></text:p>
          <text:p text:style-name="P13"><text:soft-page-break/><text:a xlink:type="simple" xlink:href="#__RefHeading__1524_50306664" text:style-name="Internet_20_link" text:visited-style-name="Visited_20_Internet_20_Link">Exercice 5 - facultatif: Base de données <text:tab/>11</text:a></text:p>
          <text:p text:style-name="P19"><text:a xlink:type="simple" xlink:href="#__RefHeading__1526_50306664" text:style-name="Internet_20_link" text:visited-style-name="Visited_20_Internet_20_Link">Aide<text:tab/>11</text:a></text:p>
          <text:p text:style-name="P19"><text:a xlink:type="simple" xlink:href="#__RefHeading__1528_50306664" text:style-name="Internet_20_link" text:visited-style-name="Visited_20_Internet_20_Link">Rapport<text:tab/>11</text:a></text:p>
          <text:p text:style-name="P13"><text:a xlink:type="simple" xlink:href="#__RefHeading__1530_50306664" text:style-name="Internet_20_link" text:visited-style-name="Visited_20_Internet_20_Link">Description des travaux<text:tab/>11</text:a></text:p>
          <text:p text:style-name="P13"><text:a xlink:type="simple" xlink:href="#__RefHeading__1532_50306664" text:style-name="Internet_20_link" text:visited-style-name="Visited_20_Internet_20_Link">Difficultés rencontrées<text:tab/>11</text:a></text:p>
          <text:p text:style-name="P18"><text:a xlink:type="simple" xlink:href="#__RefHeading__1534_50306664" text:style-name="Internet_20_link" text:visited-style-name="Visited_20_Internet_20_Link">TD/TP 5 – Threads &amp; Calcul distribué<text:tab/>12</text:a></text:p>
          <text:p text:style-name="P19"><text:a xlink:type="simple" xlink:href="#__RefHeading__1536_50306664" text:style-name="Internet_20_link" text:visited-style-name="Visited_20_Internet_20_Link">Exercices<text:tab/>12</text:a></text:p>
          <text:p text:style-name="P13"><text:a xlink:type="simple" xlink:href="#__RefHeading__1538_50306664" text:style-name="Internet_20_link" text:visited-style-name="Visited_20_Internet_20_Link">Exercice 1 : Sauvegarde en tâche de fond<text:tab/>12</text:a></text:p>
          <text:p text:style-name="P13"><text:a xlink:type="simple" xlink:href="#__RefHeading__1540_50306664" text:style-name="Internet_20_link" text:visited-style-name="Visited_20_Internet_20_Link">Exercice 2 : ShutdownHook<text:tab/>12</text:a></text:p>
          <text:p text:style-name="P13"><text:a xlink:type="simple" xlink:href="#__RefHeading__1542_50306664" text:style-name="Internet_20_link" text:visited-style-name="Visited_20_Internet_20_Link">Exercice 2 : Lancer des calculs distribués<text:tab/>12</text:a></text:p>
          <text:p text:style-name="P13"><text:a xlink:type="simple" xlink:href="#__RefHeading__1544_50306664" text:style-name="Internet_20_link" text:visited-style-name="Visited_20_Internet_20_Link">Exercice 3 : GUI – configuration<text:tab/>12</text:a></text:p>
          <text:p text:style-name="P19"><text:a xlink:type="simple" xlink:href="#__RefHeading__1546_50306664" text:style-name="Internet_20_link" text:visited-style-name="Visited_20_Internet_20_Link">Rapport<text:tab/>12</text:a></text:p>
          <text:p text:style-name="P13"><text:a xlink:type="simple" xlink:href="#__RefHeading__1548_50306664" text:style-name="Internet_20_link" text:visited-style-name="Visited_20_Internet_20_Link">Description des travaux<text:tab/>12</text:a></text:p>
          <text:p text:style-name="P13"><text:a xlink:type="simple" xlink:href="#__RefHeading__1550_50306664" text:style-name="Internet_20_link" text:visited-style-name="Visited_20_Internet_20_Link">Difficultés rencontrées<text:tab/>12</text:a></text:p>
          <text:p text:style-name="P18"><text:a xlink:type="simple" xlink:href="#__RefHeading__1552_50306664" text:style-name="Internet_20_link" text:visited-style-name="Visited_20_Internet_20_Link">TD/TP 6 – Les applications en réseau<text:tab/>13</text:a></text:p>
          <text:p text:style-name="P19"><text:a xlink:type="simple" xlink:href="#__RefHeading__1554_50306664" text:style-name="Internet_20_link" text:visited-style-name="Visited_20_Internet_20_Link">Exercices<text:tab/>13</text:a></text:p>
          <text:p text:style-name="P13"><text:a xlink:type="simple" xlink:href="#__RefHeading__1556_50306664" text:style-name="Internet_20_link" text:visited-style-name="Visited_20_Internet_20_Link">Exercice 1 : Créer une application de Chat<text:tab/>13</text:a></text:p>
          <text:p text:style-name="P13"><text:a xlink:type="simple" xlink:href="#__RefHeading__1558_50306664" text:style-name="Internet_20_link" text:visited-style-name="Visited_20_Internet_20_Link">Exercice 2 : Créer une Shoutbox avec une servlet (ou une page JSP)<text:tab/>13</text:a></text:p>
          <text:p text:style-name="P19"><text:a xlink:type="simple" xlink:href="#__RefHeading__1560_50306664" text:style-name="Internet_20_link" text:visited-style-name="Visited_20_Internet_20_Link">Aide<text:tab/>13</text:a></text:p>
          <text:p text:style-name="P19"><text:a xlink:type="simple" xlink:href="#__RefHeading__1562_50306664" text:style-name="Internet_20_link" text:visited-style-name="Visited_20_Internet_20_Link">Rapport<text:tab/>13</text:a></text:p>
          <text:p text:style-name="P13"><text:a xlink:type="simple" xlink:href="#__RefHeading__1564_50306664" text:style-name="Internet_20_link" text:visited-style-name="Visited_20_Internet_20_Link">Description des travaux<text:tab/>13</text:a></text:p>
          <text:p text:style-name="P13"><text:a xlink:type="simple" xlink:href="#__RefHeading__1566_50306664" text:style-name="Internet_20_link" text:visited-style-name="Visited_20_Internet_20_Link">Difficultés rencontrées<text:tab/>13</text:a></text:p>
        </text:index-body>
      </text:table-of-content>
      <text:p text:style-name="Standard"><text:a xlink:type="simple" xlink:href="#_Toc430965353" text:style-name="Internet_20_link" text:visited-style-name="Visited_20_Internet_20_Link"/></text:p>
      <text:p text:style-name="Standard"/>
      <text:list xml:id="list35151622136892210" text:style-name="Outline">
        <text:list-item>
          <text:h text:style-name="P21" text:outline-level="1"><text:bookmark-start text:name="_Toc430965353"/><text:bookmark-start text:name="__RefHeading__1444_50306664"/>Evaluation<text:bookmark-end text:name="_Toc430965353"/><text:bookmark-end text:name="__RefHeading__1444_50306664"/></text:h>
        </text:list-item>
      </text:list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td /tp</text:p>
          </table:table-cell>
          <table:table-cell table:style-name="Tableau1.A1" office:value-type="string">
            <text:p text:style-name="P4">Note</text:p>
          </table:table-cell>
          <table:table-cell table:style-name="Tableau1.A1" office:value-type="string">
            <text:p text:style-name="P4">Commentaire</text:p>
          </table:table-cell>
        </table:table-row>
        <table:table-row table:style-name="Tableau1.1">
          <table:table-cell table:style-name="Tableau1.A2" office:value-type="string">
            <text:p text:style-name="P3">0 - Github</text:p>
          </table:table-cell>
          <table:table-cell table:style-name="Tableau1.A2" office:value-type="string">
            <text:p text:style-name="P2">/2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4</text:p>
          </table:table-cell>
          <table:table-cell table:style-name="Tableau1.A2" office:value-type="string">
            <text:p text:style-name="P2">/3 (+1)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5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2">/3</text:p>
          </table:table-cell>
          <table:table-cell table:style-name="Tableau1.A2" office:value-type="string">
            <text:p text:style-name="P2"/>
          </table:table-cell>
        </table:table-row>
      </table:table>
      <text:p text:style-name="Standard"/>
      <text:p text:style-name="Standard"/>
      <text:list xml:id="list101808985041450" text:continue-numbering="true" text:style-name="Outline">
        <text:list-item>
          <text:h text:style-name="P21" text:outline-level="1"><text:bookmark-start text:name="_Toc430965354"/><text:bookmark-start text:name="__RefHeading__1446_50306664"/>Organisation des TD/TP<text:bookmark-end text:name="_Toc430965354"/><text:bookmark-end text:name="__RefHeading__1446_5030666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55"/><text:bookmark-start text:name="__RefHeading__1448_50306664"/>Avant de commencer …<text:bookmark-end text:name="_Toc430965355"/><text:bookmark-end text:name="__RefHeading__1448_50306664"/></text:h>
            </text:list-item>
          </text:list>
        </text:list-item>
      </text:list>
      <text:p text:style-name="Standard"/>
      <text:list xml:id="list3013194625777021537" text:style-name="WWNum1">
        <text:list-item>
          <text:p text:style-name="P26">Ces TD/TP sont accompagnés des codes sources qu’il s’agit de compléter. </text:p>
        </text:list-item>
        <text:list-item>
          <text:p text:style-name="P26">Il est <text:span text:style-name="T6">obligatoire</text:span> de créer un compte <text:span text:style-name="T4">GitHub</text:span> (<text:span text:style-name="T2">https://github.com</text:span>) <text:s/>par groupe de travail (normalement un binôme) <text:span text:style-name="T6">avant</text:span> le premier TD/TP (vous fournirez les adresses à vos chargés de TD). Chaque semaine, vous y déposerez vos travaux. La documentation de <text:span text:style-name="T4">GitHub</text:span> est disponible sur <text:span text:style-name="T2">https://help.github.com/</text:span></text:p>
        </text:list-item>
        <text:list-item>
          <text:p text:style-name="P26">Une copie de ce document se trouve dans le dossier « <text:span text:style-name="T2">train</text:span> », il devra être complété (nom, prénom, email et groupe - en première page) et <text:span text:style-name="T1">versionné</text:span> au même titre que vos travaux. </text:p>
        </text:list-item>
        <text:list-item>
          <text:p text:style-name="P26">La hiérarchie de dossiers (<text:span text:style-name="T1">versionnées</text:span>) devra être la suivante (le fichier zip avec le premier TP respecte cette hiérarchie, il suffira de <text:span text:style-name="T1">versionner </text:span>son contenu) </text:p>
        </text:list-item>
      </text:list>
      <text:p text:style-name="P14"/>
      <text:p text:style-name="P14"/>
      <text:p text:style-name="P8">Dossiers </text:p>
      <text:p text:style-name="P15">Workspace Eclipse</text:p>
      <text:p text:style-name="P8">Fichiers</text:p>
      <text:list xml:id="list101809857119603" text:continue-list="list101808985041450" text:style-name="Outline">
        <text:list-item>
          <text:list>
            <text:list-item>
              <text:h text:style-name="Heading_20_2" text:outline-level="2"><text:bookmark-start text:name="_Toc430965356"/><text:bookmark-start text:name="__RefHeading__1450_50306664"/>A propos des TD/TP<text:bookmark-end text:name="_Toc430965356"/><text:bookmark-end text:name="__RefHeading__1450_50306664"/></text:h>
            </text:list-item>
          </text:list>
        </text:list-item>
      </text:list>
      <text:p text:style-name="Standard"/>
      <text:list xml:id="list101809685768591" text:continue-list="list3013194625777021537" text:style-name="WWNum1">
        <text:list-item>
          <text:p text:style-name="P26">A partir du TP 2, tous les codes fournis devront être <text:span text:style-name="T6">commentés</text:span> en <text:span text:style-name="T2">JavaDoc</text:span> et les classes que vous jugez critiques devront faire l’objet de <text:span text:style-name="T6">tests unitaires</text:span> (il faudra effectuer ce travail sur le TP1 également). Une note comprise entre 0,25 et 0,75 par TP sera donnée pour ce travail.</text:p>
        </text:list-item>
        <text:list-item>
          <text:p text:style-name="P26">Le code source à compléter est une base de travail, vous pouvez ajouter ou supprimer des objets.</text:p>
        </text:list-item>
        <text:list-item>
          <text:p text:style-name="P26">A l’issu de chaque TD/TP, vous <text:span text:style-name="T6">devez</text:span> compléter la partie « <text:span text:style-name="T2">rapport</text:span> » de ce document afin d’expliquer votre démarche et les difficultés rencontrées. Vous pouvez ajouter des diagrammes de classes et d’états. <text:s/></text:p>
        </text:list-item>
        <text:list-item>
          <text:p text:style-name="P26">Tous les TP sont basés sur le même code : chaque TP est donc une amélioration du TP précédent. Sur votre compte <text:span text:style-name="T2">GitHub</text:span>, il sera inutile de faire un dossier par TP, vous compléterez l’existant : suivez la hiérarchie de dossier proposée. </text:p>
        </text:list-item>
        <text:list-item>
          <text:p text:style-name="P26">La plupart des exercices seront utiles pour le projet.</text:p>
        </text:list-item>
      </text:list>
      <text:p text:style-name="Standard"/>
      <text:p text:style-name="Standard"/>
      <text:list xml:id="list101810955893144" text:continue-list="list101809857119603" text:style-name="Outline">
        <text:list-item>
          <text:h text:style-name="P21" text:outline-level="1"><text:bookmark-start text:name="_Toc430965357"/><text:bookmark-start text:name="__RefHeading__1452_50306664"/>TD/TP 1 – Rappels<text:bookmark-end text:name="_Toc430965357"/><text:bookmark-end text:name="__RefHeading__1452_50306664"/></text:h>
        </text:list-item>
      </text:list>
      <text:p text:style-name="Standard"/>
      <text:list xml:id="list101809288718879" text:continue-numbering="true" text:style-name="Outline">
        <text:list-item>
          <text:list>
            <text:list-item>
              <text:h text:style-name="Heading_20_2" text:outline-level="2"><text:bookmark-start text:name="_Toc430965358"/><text:bookmark-start text:name="__RefHeading__1454_50306664"/>Exercices<text:bookmark-end text:name="_Toc430965358"/><text:bookmark-end text:name="__RefHeading__1454_50306664"/></text:h>
            </text:list-item>
          </text:list>
        </text:list-item>
      </text:list>
      <text:p text:style-name="Standard"/>
      <text:list xml:id="list10180912769288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59"/><text:bookmark-start text:name="__RefHeading__1456_50306664"/>Exercice 1 : Classe Abstraite, Interface &amp; Héritage<text:bookmark-end text:name="_Toc430965359"/><text:bookmark-end text:name="__RefHeading__1456_50306664"/></text:h>
                </text:list-item>
              </text:list>
            </text:list-item>
          </text:list>
        </text:list-item>
      </text:list>
      <text:p text:style-name="Standard">Pour l’exercice suivant les classes se situent dans les <text:span text:style-name="T1">packages</text:span> <text:span text:style-name="T2">edu.iut.app </text:span>et <text:span text:style-name="T2">edu.iut.gui.listeners</text:span></text:p>
      <text:list xml:id="list3130249079716263152" text:style-name="WWNum9">
        <text:list-item>
          <text:p text:style-name="P27">Compléter l’interface <text:span text:style-name="T2">IApplicationLogListener</text:span> ayant une méthode <text:span text:style-name="T2">void newMessage(String level, String message)</text:span></text:p>
        </text:list-item>
        <text:list-item>
          <text:p text:style-name="P27">Compléter une interface <text:span text:style-name="T2">IApplicationLog</text:span> ayant <text:s/>les méthodes suivantes</text:p>
        </text:list-item>
      </text:list>
      <text:list xml:id="list5235524239813136436" text:style-name="WWNum11">
        <text:list-item>
          <text:p text:style-name="P28">void setMessage(String message)</text:p>
        </text:list-item>
        <text:list-item>
          <text:p text:style-name="P28">String getMessage()</text:p>
        </text:list-item>
        <text:list-item>
          <text:p text:style-name="P28">void addListener(IApplicationLogListener listener)</text:p>
        </text:list-item>
        <text:list-item>
          <text:p text:style-name="P28">IApplicationLogListener[] getpplicationLogListeners() </text:p>
        </text:list-item>
      </text:list>
      <text:p text:style-name="P16"/>
      <text:list xml:id="list101810036389713" text:continue-list="list3130249079716263152" text:style-name="WWNum9">
        <text:list-item>
          <text:p text:style-name="P27">Compléter la classe <text:span text:style-name="T2">AbstractApplicationLog</text:span> implémentant l’interface <text:span text:style-name="T2">IApplicationLog</text:span></text:p>
          <text:list>
            <text:list-item>
              <text:p text:style-name="P27">La méthode <text:span text:style-name="T2">setMessage</text:span> sera abstraite</text:p>
            </text:list-item>
            <text:list-item>
              <text:p text:style-name="P27">Cette classe devra contenir un tableau de <text:span text:style-name="T2">IApplicationLogListener </text:span>(sous forme de collection) avec une méthode d’ajout et une méthode permettant d’obtenir le tableau/</text:p>
            </text:list-item>
          </text:list>
        </text:list-item>
        <text:list-item>
          <text:p text:style-name="P27">Compléter les classes <text:span text:style-name="T2">ApplicationErrorLog, ApplicationWarningsLog, ApplicationInfoLog</text:span> dérivant de <text:s/><text:span text:style-name="T2">AbstractApplicationLog </text:span></text:p>
          <text:list>
            <text:list-item>
              <text:p text:style-name="P27">Ces classes devront contenir un tableau de <text:span text:style-name="T2">IApplicationLogListener </text:span>(sous forme de collection)</text:p>
            </text:list-item>
            <text:list-item>
              <text:p text:style-name="P27">La méthode <text:span text:style-name="T2">setMessage</text:span> doit appeler la méthode <text:span text:style-name="T2">newMessage</text:span> de chaque élément du tableau de <text:span text:style-name="T2">IApplicationLogListener</text:span> et conserver le message</text:p>
            </text:list-item>
          </text:list>
        </text:list-item>
        <text:list-item>
          <text:p text:style-name="P27">Compléter la boîte de dialogue abstraite <text:span text:style-name="T2">AbstractApplicationMessageDialog</text:span> implémentant l’interface <text:span text:style-name="T2">IApplicationLogListener</text:span></text:p>
          <text:list>
            <text:list-item>
              <text:p text:style-name="P27">ajouter une méthode abstraite <text:span text:style-name="T2">void showMessage( )</text:span>, cette méthode doit être accessible par les classe filles seulement. </text:p>
            </text:list-item>
            <text:list-item>
              <text:p text:style-name="P27">la méthode <text:span text:style-name="T2">void newMessage(String message) </text:span>doit appeler la méthode <text:span text:style-name="T2">showMessage( )</text:span></text:p>
            </text:list-item>
          </text:list>
        </text:list-item>
        <text:list-item>
          <text:p text:style-name="P27">Compléter les 3 boites de dialogue dérivant de <text:span text:style-name="T2">AbstractApplicationMessageDialog </text:span>:</text:p>
          <text:list>
            <text:list-item>
              <text:p text:style-name="P27"><text:span text:style-name="T2">ApplicationErrorMessageDialog , </text:span>affichant un message d’erreur</text:p>
            </text:list-item>
            <text:list-item>
              <text:p text:style-name="P27"><text:span text:style-name="T2">ApplicationWarningMessageDialog</text:span>, affichant un avertissement</text:p>
            </text:list-item>
            <text:list-item>
              <text:p text:style-name="P27"><text:span text:style-name="T2">ApplicationInfoMessageDialog</text:span>, affichant un message</text:p>
            </text:list-item>
          </text:list>
        </text:list-item>
      </text:list>
      <text:list xml:id="list101810647501810" text:continue-list="list101809127692885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60"/><text:bookmark-start text:name="__RefHeading__1458_50306664"/>Exercice 2 : Collections<text:bookmark-end text:name="_Toc430965360"/><text:bookmark-end text:name="__RefHeading__1458_50306664"/></text:h>
                </text:list-item>
              </text:list>
            </text:list-item>
          </text:list>
        </text:list-item>
      </text:list>
      <text:p text:style-name="Standard">Créer une table de logs <text:span text:style-name="T2">ApplicationLogs</text:span></text:p>
      <text:list xml:id="list2037257758586500973" text:style-name="WWNum10">
        <text:list-item>
          <text:p text:style-name="P30">La classe <text:span text:style-name="T2">ApplicationLogs </text:span>doit dériver d’une Collection représentant un tableau de <text:span text:style-name="T2">IApplicationLog</text:span></text:p>
        </text:list-item>
        <text:list-item>
          <text:p text:style-name="P30">Implémenter les fonctions suivantes permettant de catégoriser les erreurs</text:p>
          <text:list>
            <text:list-item>
              <text:p text:style-name="P29">ArrayList&lt;IApplicationLog&gt; getErrors(),</text:p>
            </text:list-item>
            <text:list-item>
              <text:p text:style-name="P29">ArrayList&lt;IApplicationLog&gt; getWarnings()</text:p>
            </text:list-item>
            <text:list-item>
              <text:p text:style-name="P29">ArrayList&lt;IApplicationLog&gt; getInfos()</text:p>
            </text:list-item>
          </text:list>
        </text:list-item>
      </text:list>
      <text:p text:style-name="Standard"/>
      <text:list xml:id="list101809835697131" text:continue-list="list101810647501810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1"/><text:bookmark-start text:name="__RefHeading__1460_50306664"/><text:soft-page-break/>Exercice 3 : GUI – Visualisation de Widgets sous forme de table : implémentation partielle d’un agenda<text:bookmark-end text:name="_Toc430965361"/><text:bookmark-end text:name="__RefHeading__1460_50306664"/></text:h>
                </text:list-item>
              </text:list>
            </text:list-item>
          </text:list>
        </text:list-item>
      </text:list>
      <text:list xml:id="list3701765398031656622" text:style-name="WWNum13">
        <text:list-item>
          <text:p text:style-name="P31">Implémenter 3 vues (Mois / Semaine / Jour) : classes <text:span text:style-name="T2">EventPanel, MonthPanel, WeekPanel, DayPanel</text:span></text:p>
        </text:list-item>
        <text:list-item>
          <text:p text:style-name="P31">Trouver un <text:span text:style-name="T1">Layout </text:span>permettant de superposer ces trois vues : classe <text:span text:style-name="T2">SchedulerFrame</text:span></text:p>
        </text:list-item>
        <text:list-item>
          <text:p text:style-name="P31">Créer une <text:span text:style-name="T2">Factory </text:span>(classe<text:span text:style-name="T2"> AgendaPanelFactory</text:span>)<text:span text:style-name="T2"> </text:span>permettant de gérer les trois classes <text:s/><text:span text:style-name="T2">MonthPanel, WeekPanel, DayPanel</text:span></text:p>
        </text:list-item>
        <text:list-item>
          <text:p text:style-name="P31">Créer une Panel permettant de gérer les vues <text:span text:style-name="T2">MonthPanel, WeekPanel, DayPanel : </text:span>en cliquant sur un bouton ‘<text:span text:style-name="T2">next</text:span>’ nous devons pouvoir voyager entre les vues</text:p>
        </text:list-item>
      </text:list>
      <text:p text:style-name="Standard"/>
      <text:list xml:id="list101810535903760" text:continue-list="list101809835697131" text:style-name="Outline">
        <text:list-item>
          <text:list>
            <text:list-item>
              <text:h text:style-name="Heading_20_2" text:outline-level="2"><text:bookmark-start text:name="_Toc430965362"/><text:bookmark-start text:name="__RefHeading__1462_50306664"/>Aide<text:bookmark-end text:name="_Toc430965362"/><text:bookmark-end text:name="__RefHeading__1462_50306664"/></text:h>
            </text:list-item>
          </text:list>
        </text:list-item>
      </text:list>
      <text:list xml:id="list3911556715479101901" text:style-name="WWNum12">
        <text:list-item>
          <text:p text:style-name="P32">Operateur <text:span text:style-name="T2">instanceof</text:span></text:p>
        </text:list-item>
        <text:list-item>
          <text:p text:style-name="P32"><text:span text:style-name="T2">JOptionPane </text:span>: </text:p>
        </text:list-item>
      </text:list>
      <text:p text:style-name="List_20_Paragraph"><text:a xlink:type="simple" xlink:href="https://openclassrooms.com/courses/apprenez-a-programmer-en-java/les-menus-et-boites-de-dialogue" text:style-name="Internet_20_link" text:visited-style-name="Visited_20_Internet_20_Link">https://openclassrooms.com/courses/apprenez-a-programmer-en-java/les-menus-et-boites-de-dialogue</text:a></text:p>
      <text:list xml:id="list101810173355638" text:continue-list="list101810535903760" text:style-name="Outline">
        <text:list-item>
          <text:list>
            <text:list-item>
              <text:h text:style-name="Heading_20_2" text:outline-level="2"><text:bookmark-start text:name="_Toc430965363"/><text:bookmark-start text:name="__RefHeading__1464_50306664"/>Rapport<text:bookmark-end text:name="_Toc430965363"/><text:bookmark-end text:name="__RefHeading__1464_50306664"/></text:h>
            </text:list-item>
          </text:list>
        </text:list-item>
      </text:list>
      <text:p text:style-name="Standard"/>
      <text:list xml:id="list1018090836742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4"/><text:bookmark-start text:name="__RefHeading__1466_50306664"/>Description des travaux<text:bookmark-end text:name="_Toc430965364"/><text:bookmark-end text:name="__RefHeading__1466_50306664"/></text:h>
                </text:list-item>
              </text:list>
            </text:list-item>
          </text:list>
        </text:list-item>
      </text:list>
      <text:p text:style-name="Text_20_body"><text:tab/>Exercice 1 terminé le n°2 et 3 ont posé des problèmes et ne sont pas fonctionnels</text:p>
      <text:list xml:id="list101810317885955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65"/><text:bookmark-start text:name="__RefHeading__1468_50306664"/>Difficultés rencontrées<text:bookmark-end text:name="_Toc430965365"/><text:bookmark-end text:name="__RefHeading__1468_50306664"/></text:h>
                </text:list-item>
              </text:list>
            </text:list-item>
          </text:list>
        </text:list-item>
      </text:list>
      <text:p text:style-name="Standard"><text:tab/>Exercice 2 et 3+ mise en place de github à la maison (réglé)</text:p>
      <text:p text:style-name="P10"/>
      <text:list xml:id="list101809242520983" text:continue-numbering="true" text:style-name="Outline">
        <text:list-item>
          <text:h text:style-name="Heading_20_1" text:outline-level="1"><text:bookmark-start text:name="_Toc430965366"/><text:bookmark-start text:name="__RefHeading__1470_50306664"/>TD/TP 2 – Gestion des erreurs, tests &amp; bonnes pratiques<text:bookmark-end text:name="_Toc430965366"/><text:bookmark-end text:name="__RefHeading__1470_5030666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67"/><text:bookmark-start text:name="__RefHeading__1472_50306664"/>Exercices<text:bookmark-end text:name="_Toc430965367"/><text:bookmark-end text:name="__RefHeading__1472_50306664"/></text:h>
            </text:list-item>
          </text:list>
        </text:list-item>
      </text:list>
      <text:p text:style-name="Standard"/>
      <text:list xml:id="list10181079770809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8"/><text:bookmark-start text:name="__RefHeading__1474_50306664"/>Exercice 1 : Tests unitaires et <text:span text:style-name="T1">debugger</text:span><text:bookmark-end text:name="_Toc430965368"/><text:bookmark-end text:name="__RefHeading__1474_50306664"/></text:h>
                </text:list-item>
              </text:list>
            </text:list-item>
          </text:list>
        </text:list-item>
      </text:list>
      <text:list xml:id="list7320936168698865952" text:style-name="WWNum18">
        <text:list-item>
          <text:p text:style-name="P33">Pour chaque classe ‘non graphique’ du TP, créer un test unitaire. </text:p>
        </text:list-item>
        <text:list-item>
          <text:p text:style-name="P33">A l’aide du débugger, trouver l’(es) erreur(s) introduite(s) dans le code du TP2.</text:p>
        </text:list-item>
      </text:list>
      <text:p text:style-name="Standard"/>
      <text:list xml:id="list101809768131850" text:continue-list="list101810797708091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69"/><text:bookmark-start text:name="__RefHeading__1476_50306664"/>Exercice 2 : Internationalisation<text:bookmark-end text:name="_Toc430965369"/><text:bookmark-end text:name="__RefHeading__1476_50306664"/></text:h>
                </text:list-item>
              </text:list>
            </text:list-item>
          </text:list>
        </text:list-item>
      </text:list>
      <text:p text:style-name="Standard">Créer un <text:span text:style-name="T2">Singleton</text:span> session, permettant de gérer l’internationalisation (français / anglais) <text:span text:style-name="T2">edu.iut.app.ApplicationSession</text:span></text:p>
      <text:p text:style-name="Standard"/>
      <text:list xml:id="list10181047878080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0"/><text:bookmark-start text:name="__RefHeading__1478_50306664"/>Exercice 3 : Gestion des erreurs (Exceptions)<text:bookmark-end text:name="_Toc430965370"/><text:bookmark-end text:name="__RefHeading__1478_50306664"/></text:h>
                </text:list-item>
              </text:list>
            </text:list-item>
          </text:list>
        </text:list-item>
      </text:list>
      <text:list xml:id="list8400366003426421227" text:style-name="WWNum14">
        <text:list-item>
          <text:p text:style-name="P34">Créer vos propres classes d’exceptions : créer une classe <text:span text:style-name="T2">IUTException</text:span> de laquelle dériveront toutes vos futures classes d’exception. <text:span text:style-name="T2">IUTException </text:span>devra pouvoir ‘logger’ les erreurs : en vous appuyant sur la classe de Session pour initialiser le <text:span text:style-name="T2">logger</text:span>.</text:p>
        </text:list-item>
        <text:list-item>
          <text:p text:style-name="P34">Dans le TP1, nous avons créé les classes <text:span text:style-name="T2">ApplicationErrorLog, ApplicationWarningsLog, ApplicationInfoLog</text:span> permettant une gestion avancée des erreurs utilisant des <text:span text:style-name="T2">listeners</text:span> (permettant d’afficher des messages à l’écran). Il faudrait que ces messages soient aussi ‘<text:span text:style-name="T2">loggés</text:span>’ : modifier ces classes afin d’utiliser un <text:span text:style-name="T2">logger</text:span> initialiser dans la session.</text:p>
        </text:list-item>
      </text:list>
      <text:p text:style-name="Standard"/>
      <text:list xml:id="list101809839564427" text:continue-list="list101810478780809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1"/><text:bookmark-start text:name="__RefHeading__1480_50306664"/>Exercice 4 : GUI – Changer la langue d’une application<text:bookmark-end text:name="_Toc430965371"/><text:bookmark-end text:name="__RefHeading__1480_50306664"/></text:h>
                </text:list-item>
              </text:list>
            </text:list-item>
          </text:list>
        </text:list-item>
      </text:list>
      <text:p text:style-name="Standard">En vous appuyant sur le code d’internationalisation de la session, faite en sorte que les éléments affichés (dans l’interface) ou dans les erreurs, soient dépendant de <text:span text:style-name="T2">Locale</text:span> (autrement dit, l’application devra pouvoir afficher de l’anglais et du français sans avoir été recompilée).</text:p>
      <text:p text:style-name="Standard"/>
      <text:list xml:id="list10180981216573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2"/><text:bookmark-start text:name="__RefHeading__1482_50306664"/>Exercice 5 : Créer sa bibliothèque &amp; construire un livrable<text:bookmark-end text:name="_Toc430965372"/><text:bookmark-end text:name="__RefHeading__1482_50306664"/></text:h>
                </text:list-item>
              </text:list>
            </text:list-item>
          </text:list>
        </text:list-item>
      </text:list>
      <text:p text:style-name="Standard">A l’aide d’<text:span text:style-name="T2">Eclipse</text:span>, créer une application (un ‘<text:span text:style-name="T2">.jar</text:span>’) livrable (à vos chargés de TD par exemple)</text:p>
      <text:p text:style-name="Standard"><text:span text:style-name="T2">Ce livrable devra désormais être disponible tout le temps (pour chaque TD/TP ou à chaque évolution majeur de vos codes, il faudra le reconstruire). Il faut donc le ‘versionner’ dans le dossier </text:span><text:span text:style-name="T3">train</text:span><text:span text:style-name="T2">. Les scripts ‘run.sh’ et ‘run.bat’ permettent d’exécuter votre application.</text:span></text:p>
      <text:p text:style-name="Standard"/>
      <text:list xml:id="list101809192562531" text:continue-numbering="true" text:style-name="Outline">
        <text:list-item>
          <text:list>
            <text:list-item>
              <text:h text:style-name="Heading_20_2" text:outline-level="2"><text:bookmark-start text:name="_Toc430965373"/><text:bookmark-start text:name="__RefHeading__1484_50306664"/>Rapport<text:bookmark-end text:name="_Toc430965373"/><text:bookmark-end text:name="__RefHeading__1484_50306664"/></text:h>
            </text:list-item>
          </text:list>
        </text:list-item>
      </text:list>
      <text:p text:style-name="Standard"/>
      <text:list xml:id="list10180941054322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4"/><text:bookmark-start text:name="__RefHeading__1486_50306664"/>Description des travaux<text:bookmark-end text:name="_Toc430965374"/><text:bookmark-end text:name="__RefHeading__1486_50306664"/></text:h>
                </text:list-item>
              </text:list>
            </text:list-item>
          </text:list>
        </text:list-item>
      </text:list>
      <text:p text:style-name="Text_20_body"><text:tab/>Exercices 2 et 3, les autres ont été trop difficiles et/ou incompréhensibles</text:p>
      <text:list xml:id="list10181079481618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75"/><text:bookmark-start text:name="__RefHeading__1488_50306664"/>Difficultés rencontrées<text:bookmark-end text:name="_Toc430965375"/><text:bookmark-end text:name="__RefHeading__1488_50306664"/></text:h>
                </text:list-item>
              </text:list>
            </text:list-item>
          </text:list>
        </text:list-item>
      </text:list>
      <text:p text:style-name="Standard"><text:tab/>Comprendre le TP, récupérer les dossiers de github pour travailler chez soi est trop laborieux et certaines fonctionnalités ne marchent plus après. </text:p>
      <text:p text:style-name="Standard"/>
      <text:list xml:id="list101810741759518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list xml:id="list101810223006692" text:continue-numbering="true" text:style-name="Outline">
        <text:list-item>
          <text:h text:style-name="P21" text:outline-level="1"><text:bookmark-start text:name="_Toc430965376"/><text:bookmark-start text:name="__RefHeading__1490_50306664"/>TD/TP 3 – Généricité, Collections &amp; <text:span text:style-name="T1">Design patterns</text:span><text:bookmark-end text:name="_Toc430965376"/><text:bookmark-end text:name="__RefHeading__1490_50306664"/></text:h>
        </text:list-item>
      </text:list>
      <text:p text:style-name="Standard"/>
      <text:list xml:id="list101809331510904" text:continue-numbering="true" text:style-name="Outline">
        <text:list-item>
          <text:list>
            <text:list-item>
              <text:h text:style-name="Heading_20_2" text:outline-level="2"><text:bookmark-start text:name="_Toc430965377"/><text:bookmark-start text:name="__RefHeading__1492_50306664"/>Exercices<text:bookmark-end text:name="_Toc430965377"/><text:bookmark-end text:name="__RefHeading__1492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78"/><text:bookmark-start text:name="__RefHeading__1494_50306664"/>Exercice 0<text:bookmark-end text:name="_Toc430965378"/><text:bookmark-end text:name="__RefHeading__1494_50306664"/></text:h>
                </text:list-item>
              </text:list>
            </text:list-item>
          </text:list>
        </text:list-item>
      </text:list>
      <text:p text:style-name="Standard">Pourquoi, dans le TP1, a-t-on créé un <text:span text:style-name="T2">Singleton</text:span> (classe <text:span text:style-name="T2">ApplicationSession</text:span>) ?</text:p>
      <text:p text:style-name="P9"><text:span text:style-name="T5"/></text:p>
      <text:p text:style-name="Standard"/>
      <text:list xml:id="list10180990296121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96_50306664"/><text:bookmark-start text:name="_Toc430965379"/>Exercice 1 : Généricité – Création d’un lecteur d’arguments<text:bookmark-end text:name="_Toc430965379"/> <text:bookmark-end text:name="__RefHeading__1496_50306664"/></text:h>
                </text:list-item>
              </text:list>
            </text:list-item>
          </text:list>
        </text:list-item>
      </text:list>
      <text:list xml:id="list5046406506199964778" text:style-name="WWNum22">
        <text:list-item>
          <text:p text:style-name="P35">Créer une classe générique <text:span text:style-name="T4">Option, </text:span>Les options peuvent être des booléens, des entiers, des réels, des chaînes de caractères ou encore des fichiers. Une option est caractérisée par <text:s/>une clé, une valeur et la description de l’option (Note : pensez à l’internationalisation). Ici vous devrez travailler sur la classe <text:span text:style-name="T2">CommandLineOption.</text:span> </text:p>
        </text:list-item>
        <text:list-item>
          <text:p text:style-name="P35">Créer une classe <text:span text:style-name="T1"><text:s/></text:span><text:span text:style-name="T2">CommandLineParser</text:span></text:p>
        </text:list-item>
        <text:list-item>
          <text:p text:style-name="P35">Modifier le programme principal pour utiliser votre <text:span text:style-name="T2">parser</text:span> d’options</text:p>
        </text:list-item>
      </text:list>
      <text:p text:style-name="Standard"/>
      <text:list xml:id="list101810499342386" text:continue-list="list101809902961215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0"/><text:bookmark-start text:name="__RefHeading__1498_50306664"/>Exercice 2 : Collections - créer une collection d’<text:span text:style-name="T2">ExamEvent</text:span><text:bookmark-end text:name="_Toc430965380"/><text:bookmark-end text:name="__RefHeading__1498_50306664"/></text:h>
                </text:list-item>
              </text:list>
            </text:list-item>
          </text:list>
        </text:list-item>
      </text:list>
      <text:list xml:id="list1639278468038287004" text:style-name="WWNum24">
        <text:list-item>
          <text:p text:style-name="P36">Créer les classes :</text:p>
        </text:list-item>
      </text:list>
      <text:list xml:id="list9131362891799612114" text:style-name="WWNum25">
        <text:list-item>
          <text:list>
            <text:list-item>
              <text:p text:style-name="P37">Person, </text:p>
            </text:list-item>
            <text:list-item>
              <text:p text:style-name="P37">Classroom, </text:p>
            </text:list-item>
            <text:list-item>
              <text:p text:style-name="P37">Document </text:p>
            </text:list-item>
            <text:list-item>
              <text:p text:style-name="P37">… toutes celles qui vous semblent nécessaires</text:p>
            </text:list-item>
          </text:list>
        </text:list-item>
      </text:list>
      <text:list xml:id="list101809701220674" text:continue-list="list1639278468038287004" text:style-name="WWNum24">
        <text:list-item>
          <text:p text:style-name="P36">Créer la classe <text:span text:style-name="T2">ExamEvent</text:span> (cette classe doit répondre à la problématique soumise dans le projet … à vous d’en faire le <text:span text:style-name="T2">design</text:span>). Elle doit contenir a minima un objet <text:span text:style-name="T2">Person</text:span> (celle passant l’examen), une collection de <text:span text:style-name="T2">Person</text:span> (le jury), un objet <text:span text:style-name="T2">Classroom</text:span> et naturellement toutes les informations ‘normales’ pour évènement.</text:p>
        </text:list-item>
        <text:list-item>
          <text:p text:style-name="P36">Créer la class <text:span text:style-name="T2">Agenda </text:span>dérivant d’une collection d’<text:span text:style-name="T2">ExamEvent</text:span> </text:p>
        </text:list-item>
      </text:list>
      <text:p text:style-name="Standard"/>
      <text:list xml:id="list101809667611285" text:continue-list="list101810499342386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1"/><text:bookmark-start text:name="__RefHeading__1500_50306664"/>Exercice 3 : Design pattern<text:bookmark-end text:name="_Toc430965381"/><text:bookmark-end text:name="__RefHeading__1500_50306664"/></text:h>
                </text:list-item>
              </text:list>
            </text:list-item>
          </text:list>
        </text:list-item>
      </text:list>
      <text:p text:style-name="Standard">Créer un Filtre (voir aide) sur la collection <text:span text:style-name="T2">ExamEvents</text:span></text:p>
      <text:list xml:id="list382069537616543009" text:style-name="WWNum23">
        <text:list-item>
          <text:p text:style-name="P38">Critère pour les dates</text:p>
        </text:list-item>
        <text:list-item>
          <text:p text:style-name="P38">Critère pour les personnes</text:p>
        </text:list-item>
        <text:list-item>
          <text:p text:style-name="P38">Critère pour les salles</text:p>
        </text:list-item>
        <text:list-item>
          <text:p text:style-name="P38">Imaginer et implémenter d’autres critères (voir le projet)</text:p>
        </text:list-item>
      </text:list>
      <text:p text:style-name="P5"/>
      <text:list xml:id="list101809486580173" text:continue-list="list101809667611285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2"/><text:bookmark-start text:name="__RefHeading__1502_50306664"/>Exercice 4 : GUI – Menu<text:bookmark-end text:name="_Toc430965382"/><text:bookmark-end text:name="__RefHeading__1502_50306664"/></text:h>
                </text:list-item>
              </text:list>
            </text:list-item>
          </text:list>
        </text:list-item>
      </text:list>
      <text:list xml:id="list3345196880202377299" text:style-name="WWNum17">
        <text:list-item>
          <text:p text:style-name="P39">Ajouter un menu à votre application </text:p>
        </text:list-item>
      </text:list>
      <text:p text:style-name="P1"/>
      <text:p text:style-name="Standard"/>
      <text:p text:style-name="P12">Implémenter les fonctionnalités du ‘menu’ <text:span text:style-name="T2">Edit</text:span> : les <text:span text:style-name="T2">menuitems</text:span> de ‘<text:span text:style-name="T2">View</text:span>’ doivent repoduire le comportement du bouton ‘<text:span text:style-name="T2">Next</text:span>’ de l’interface. Pour les autres menus, afficher un message (<text:span text:style-name="T2">DialogBox</text:span>) d’information prévenant l’utilisateur que la fonctionnalité n’est pas encore implémentée.</text:p>
      <text:list xml:id="list101809431207420" text:continue-numbering="true" text:style-name="WWNum17">
        <text:list-item>
          <text:p text:style-name="P39"><text:soft-page-break/>Remplacer le bouton ‘<text:span text:style-name="T2">Next</text:span>’ par </text:p>
          <text:list>
            <text:list-item>
              <text:p text:style-name="P39">Un <text:span text:style-name="T2">Spinner</text:span> contenant les années de 2010 à l’année 2020 (positionné sur l’année courante)</text:p>
            </text:list-item>
            <text:list-item>
              <text:p text:style-name="P39">Une <text:span text:style-name="T2">ComboBox </text:span>contenant les mois de l’année (positionné sur le mois courant)</text:p>
            </text:list-item>
            <text:list-item>
              <text:p text:style-name="P39">Une <text:span text:style-name="T2">ComboBox</text:span> contenant les jours de la semaine (positionné sur le jour courant)</text:p>
            </text:list-item>
          </text:list>
        </text:list-item>
      </text:list>
      <text:p text:style-name="List_20_Paragraph">(Pensez à l’internationalisation)</text:p>
      <text:list xml:id="list101810877821838" text:continue-numbering="true" text:style-name="WWNum17">
        <text:list-item>
          <text:p text:style-name="P39">Créer les widgets pour l’affichage d’un ‘<text:span text:style-name="T2">ExamEvent</text:span>’, en lien avec une Collection d’<text:span text:style-name="T2">ExamEvent</text:span> (Exercice 2). Ces widgets devront permettre l’ajout/la suppression et la modification d’un <text:span text:style-name="T2">ExamEvent</text:span><text:span text:style-name="T4">.</text:span></text:p>
        </text:list-item>
      </text:list>
      <text:list xml:id="list101810066894550" text:continue-list="list101809486580173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83"/><text:bookmark-start text:name="__RefHeading__1504_50306664"/>Aide<text:bookmark-end text:name="_Toc430965383"/><text:bookmark-end text:name="__RefHeading__1504_50306664"/></text:h>
            </text:list-item>
          </text:list>
        </text:list-item>
      </text:list>
      <text:p text:style-name="Standard"><text:span text:style-name="T4">Filter Pattern</text:span> : <text:a xlink:type="simple" xlink:href="http://www.tutorialspoint.com/design_pattern/filter_pattern.htm" text:style-name="Internet_20_link" text:visited-style-name="Visited_20_Internet_20_Link">http://www.tutorialspoint.com/design_pattern/filter_pattern.htm</text:a></text:p>
      <text:p text:style-name="Standard"><text:span text:style-name="T4">Menu :</text:span> <text:a xlink:type="simple" xlink:href="https://docs.oracle.com/javase/tutorial/uiswing/components/menu.html" text:style-name="Internet_20_link" text:visited-style-name="Visited_20_Internet_20_Link">https://docs.oracle.com/javase/tutorial/uiswing/components/menu.html</text:a></text:p>
      <text:p text:style-name="Standard"><text:span text:style-name="T4">Spinner :</text:span> <text:a xlink:type="simple" xlink:href="https://docs.oracle.com/javase/tutorial/uiswing/components/spinner.html" text:style-name="Internet_20_link" text:visited-style-name="Visited_20_Internet_20_Link">https://docs.oracle.com/javase/tutorial/uiswing/components/spinner.html</text:a></text:p>
      <text:p text:style-name="Standard"/>
      <text:list xml:id="list101810950067857" text:continue-numbering="true" text:style-name="Outline">
        <text:list-item>
          <text:list>
            <text:list-item>
              <text:h text:style-name="Heading_20_2" text:outline-level="2"><text:bookmark-start text:name="_Toc430965384"/><text:bookmark-start text:name="__RefHeading__1506_50306664"/>Rapport<text:bookmark-end text:name="_Toc430965384"/><text:bookmark-end text:name="__RefHeading__1506_50306664"/></text:h>
            </text:list-item>
          </text:list>
        </text:list-item>
      </text:list>
      <text:p text:style-name="Standard"/>
      <text:list xml:id="list10180992700204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5"/><text:bookmark-start text:name="__RefHeading__1508_50306664"/>Description des travaux (+réponses aux questions)<text:bookmark-end text:name="_Toc430965385"/><text:bookmark-end text:name="__RefHeading__1508_50306664"/></text:h>
                </text:list-item>
              </text:list>
            </text:list-item>
          </text:list>
        </text:list-item>
      </text:list>
      <text:p text:style-name="P23">Exercice 0 : </text:p>
      <text:p text:style-name="P23"><text:tab/>-<text:span text:style-name="T5">Car on souhaite qu'il n'y ait qu'une session à la fois, en avoir plusieurs n'aurait aucun sens.</text:span></text:p>
      <text:p text:style-name="P24">Exercice 1 et 2 terminés, exercice 3 non réussi, mais ébauche de fonctions de tri. Exercice 4 non réussi.</text:p>
      <text:list xml:id="list1018093596985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86"/><text:bookmark-start text:name="__RefHeading__1510_50306664"/>Difficultés rencontrées<text:bookmark-end text:name="_Toc430965386"/><text:bookmark-end text:name="__RefHeading__1510_50306664"/></text:h>
                </text:list-item>
              </text:list>
            </text:list-item>
          </text:list>
        </text:list-item>
      </text:list>
      <text:p text:style-name="Text_20_body"/>
      <text:p text:style-name="Text_20_body"><text:tab/><text:span text:style-name="T8">Compréhension des énoncés. Nous n'avons pas compris sur quels critères nous devions trier les ExamEvent</text:span></text:p>
      <text:p text:style-name="P25">L'exercice 4 n'était pas abordable pour nous.</text:p>
      <text:p text:style-name="Standard"/>
      <text:list xml:id="list101809594817807" text:continue-numbering="true" text:style-name="Outline">
        <text:list-item>
          <text:h text:style-name="P21" text:outline-level="1"><text:bookmark-start text:name="_Toc430965387"/><text:bookmark-start text:name="__RefHeading__1512_50306664"/>TD/TP 4 – Les entrées / sorties<text:bookmark-end text:name="_Toc430965387"/><text:bookmark-end text:name="__RefHeading__1512_50306664"/></text:h>
        </text:list-item>
      </text:list>
      <text:p text:style-name="Standard"/>
      <text:list xml:id="list101809136381180" text:continue-numbering="true" text:style-name="Outline">
        <text:list-item>
          <text:list>
            <text:list-item>
              <text:h text:style-name="Heading_20_2" text:outline-level="2"><text:bookmark-start text:name="_Toc430965388"/><text:bookmark-start text:name="__RefHeading__1514_50306664"/>Exercices<text:bookmark-end text:name="_Toc430965388"/><text:bookmark-end text:name="__RefHeading__1514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89"/><text:bookmark-start text:name="__RefHeading__1516_50306664"/>Exercice 1 : Lire &amp; écrire un fichier XML<text:bookmark-end text:name="_Toc430965389"/><text:bookmark-end text:name="__RefHeading__1516_50306664"/></text:h>
                </text:list-item>
              </text:list>
            </text:list-item>
          </text:list>
        </text:list-item>
      </text:list>
      <text:list xml:id="list402042145425239969" text:style-name="WWNum26">
        <text:list-item>
          <text:p text:style-name="P40">Sauvegarder le contenu de l’application (agenda) dans un fichier XML.</text:p>
        </text:list-item>
        <text:list-item>
          <text:p text:style-name="P40">Utiliser <text:span text:style-name="T2">CommanLineParser</text:span> (TP3) avec l’option <text:span text:style-name="T2">–project=&lt;FILE&gt;</text:span> pour pouvoir charger un contenu d’application préalablement sauvegarder.</text:p>
        </text:list-item>
      </text:list>
      <text:list xml:id="list101810722067916" text:continue-list="list101809136381180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90"/><text:bookmark-start text:name="__RefHeading__1518_50306664"/>Exercice 2: Créer et lire un fichier de configuration pour une application<text:bookmark-end text:name="_Toc430965390"/><text:bookmark-end text:name="__RefHeading__1518_50306664"/></text:h>
                </text:list-item>
              </text:list>
            </text:list-item>
          </text:list>
        </text:list-item>
      </text:list>
      <text:list xml:id="list2706143529558409656" text:style-name="WWNum27">
        <text:list-item>
          <text:p text:style-name="P41">La configuration doit contenir le chemin du fichier de log et le chemin d’un dossier temporaire (il faudra donc ajouter dans la session la possibilité de <text:span text:style-name="T2">loggé</text:span> dans un fichier et les accesseurs fournissant le chemin vers ce dossier temporaire)</text:p>
        </text:list-item>
        <text:list-item>
          <text:p text:style-name="P41">Utiliser <text:span text:style-name="T2">CommanLineParser</text:span> (TP3) avec l’option <text:span text:style-name="T2">–config=&lt;FILE&gt;</text:span> pour pouvoir charger une configuration</text:p>
        </text:list-item>
      </text:list>
      <text:p text:style-name="Standard"/>
      <text:list xml:id="list101810301955786" text:continue-list="list101810722067916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91"/><text:bookmark-start text:name="__RefHeading__1520_50306664"/>Exercice 3 : Sauvegarder et charger l’état d’une application<text:bookmark-end text:name="_Toc430965391"/><text:bookmark-end text:name="__RefHeading__1520_50306664"/></text:h>
                </text:list-item>
              </text:list>
            </text:list-item>
          </text:list>
        </text:list-item>
      </text:list>
      <text:p text:style-name="Standard">Sérialiser les objets contenant de l’information dans le dossier temporaire (initialiser avec la configuration)</text:p>
      <text:p text:style-name="Standard"/>
      <text:list xml:id="list10180966660456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92"/><text:bookmark-start text:name="__RefHeading__1522_50306664"/>Exercice 4 : GUI<text:bookmark-end text:name="_Toc430965392"/><text:bookmark-end text:name="__RefHeading__1522_50306664"/></text:h>
                </text:list-item>
              </text:list>
            </text:list-item>
          </text:list>
        </text:list-item>
      </text:list>
      <text:list xml:id="list101809389873275" text:continue-list="list101810877821838" text:style-name="WWNum17">
        <text:list-item>
          <text:p text:style-name="P39">Lire et visualiser une aide HTML (vous pouvez activer le <text:span text:style-name="T2">menuitem</text:span> ‘help’ et ‘about’)</text:p>
        </text:list-item>
        <text:list-item>
          <text:p text:style-name="P39">Activer les <text:span text:style-name="T2">menuitems</text:span> ‘save’ et ‘load’</text:p>
        </text:list-item>
        <text:list-item>
          <text:p text:style-name="P39">Ajouter une interface permettant d’ajouter/modifier une personne (ces informations seront sauvegardées à part dans un fichier XML) <text:bookmark text:name="_GoBack"/></text:p>
        </text:list-item>
      </text:list>
      <text:p text:style-name="Standard"/>
      <text:list xml:id="list101810229788176" text:continue-list="list10180966660456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524_50306664"/><text:bookmark-start text:name="_Toc430965393"/>Exercice 5 - facultatif: Base de données<text:bookmark-end text:name="_Toc430965393"/> <text:bookmark-end text:name="__RefHeading__1524_50306664"/></text:h>
                </text:list-item>
              </text:list>
            </text:list-item>
          </text:list>
        </text:list-item>
      </text:list>
      <text:p text:style-name="Standard">Vous pouvez ajouter une fonctionnalité offrant la possibilité d’effectuer une sauvegarde dans une base de données. </text:p>
      <text:p text:style-name="Standard"/>
      <text:list xml:id="list101810024734245" text:continue-numbering="true" text:style-name="Outline">
        <text:list-item>
          <text:list>
            <text:list-item>
              <text:h text:style-name="Heading_20_2" text:outline-level="2"><text:bookmark-start text:name="_Toc430965394"/><text:bookmark-start text:name="__RefHeading__1526_50306664"/>Aide<text:bookmark-end text:name="_Toc430965394"/><text:bookmark-end text:name="__RefHeading__1526_50306664"/></text:h>
            </text:list-item>
          </text:list>
        </text:list-item>
      </text:list>
      <text:list xml:id="list9064351810108235245" text:style-name="WWNum30">
        <text:list-item>
          <text:p text:style-name="P42">Afficher de l’HTML : <text:a xlink:type="simple" xlink:href="http://alvinalexander.com/blog/post/jfc-swing/how-create-simple-swing-html-viewer-browser-java" text:style-name="Internet_20_link" text:visited-style-name="Visited_20_Internet_20_Link">http://alvinalexander.com/blog/post/jfc-swing/how-create-simple-swing-html-viewer-browser-java</text:a></text:p>
        </text:list-item>
      </text:list>
      <text:list xml:id="list1253639472552024523" text:style-name="WWNum29">
        <text:list-item>
          <text:p text:style-name="P43"><text:span text:style-name="T7">Base de données : </text:span><text:a xlink:type="simple" xlink:href="http://www.tutorialspoint.com/sqlite/sqlite_java.htm" text:style-name="Internet_20_link" text:visited-style-name="Visited_20_Internet_20_Link">http://www.tutorialspoint.com/sqlite/sqlite_java.htm</text:a></text:p>
        </text:list-item>
      </text:list>
      <text:p text:style-name="Standard"/>
      <text:list xml:id="list101810515000052" text:continue-list="list101810024734245" text:style-name="Outline">
        <text:list-item>
          <text:list>
            <text:list-item>
              <text:h text:style-name="Heading_20_2" text:outline-level="2"><text:bookmark-start text:name="_Toc430965395"/><text:bookmark-start text:name="__RefHeading__1528_50306664"/>Rapport<text:bookmark-end text:name="_Toc430965395"/><text:bookmark-end text:name="__RefHeading__1528_50306664"/></text:h>
            </text:list-item>
          </text:list>
        </text:list-item>
      </text:list>
      <text:p text:style-name="Standard"/>
      <text:list xml:id="list1018110376174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396"/><text:bookmark-start text:name="__RefHeading__1530_50306664"/>Description des travaux<text:bookmark-end text:name="_Toc430965396"/><text:bookmark-end text:name="__RefHeading__1530_5030666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397"/><text:bookmark-start text:name="__RefHeading__1532_50306664"/>Difficultés rencontrées<text:bookmark-end text:name="_Toc430965397"/><text:bookmark-end text:name="__RefHeading__1532_50306664"/></text:h>
                </text:list-item>
              </text:list>
            </text:list-item>
          </text:list>
        </text:list-item>
      </text:list>
      <text:p text:style-name="P6"/>
      <text:list xml:id="list101810688687532" text:continue-numbering="true" text:style-name="Outline">
        <text:list-item>
          <text:h text:style-name="P21" text:outline-level="1"><text:bookmark-start text:name="_Toc430965398"/><text:bookmark-start text:name="__RefHeading__1534_50306664"/>TD/TP 5 – <text:span text:style-name="T1">Threads</text:span> &amp; Calcul distribué<text:bookmark-end text:name="_Toc430965398"/><text:bookmark-end text:name="__RefHeading__1534_50306664"/></text:h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399"/><text:bookmark-start text:name="__RefHeading__1536_50306664"/>Exercices<text:bookmark-end text:name="_Toc430965399"/><text:bookmark-end text:name="__RefHeading__1536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0"/><text:bookmark-start text:name="__RefHeading__1538_50306664"/>Exercice 1 : Sauvegarde en tâche de fond<text:bookmark-end text:name="_Toc430965400"/><text:bookmark-end text:name="__RefHeading__1538_50306664"/></text:h>
                </text:list-item>
              </text:list>
            </text:list-item>
          </text:list>
        </text:list-item>
      </text:list>
      <text:p text:style-name="Standard">En utilisant un Thread et le système de sauvegarde du TD/TP 4 (exercice 1), sauvegarder le projet toute les minutes.</text:p>
      <text:p text:style-name="Standard"/>
      <text:list xml:id="list10181074692152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401"/><text:bookmark-start text:name="__RefHeading__1540_50306664"/>Exercice 2 : <text:span text:style-name="T2">ShutdownHook</text:span><text:bookmark-end text:name="_Toc430965401"/><text:bookmark-end text:name="__RefHeading__1540_50306664"/></text:h>
                </text:list-item>
              </text:list>
            </text:list-item>
          </text:list>
        </text:list-item>
      </text:list>
      <text:p text:style-name="Standard">En utilisant le code implémenté dans le TD/TP 4 (exercice 3) écrire une <text:span text:style-name="T2">ShutdownHook</text:span> pour faire un système de reprise sur erreur en cas de crash.</text:p>
      <text:list xml:id="list101809083138455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2"/><text:bookmark-start text:name="__RefHeading__1542_50306664"/>Exercice 2 : Lancer des calculs distribués<text:bookmark-end text:name="_Toc430965402"/><text:bookmark-end text:name="__RefHeading__1542_50306664"/></text:h>
                </text:list-item>
              </text:list>
            </text:list-item>
          </text:list>
        </text:list-item>
      </text:list>
      <text:p text:style-name="Standard">Dans le TP2 nous avons créé un Filtre, il s’agit ‘de l’externaliser’ afin que les recherches selon un critère (qui peut être complexe) soient effectuées sur une autre machine.</text:p>
      <text:p text:style-name="Standard">Cette fonctionnalité ne doit en rien casser l’existant : l’utilisateur devra pouvoir utiliser des calculs externalisés ou bien ses propres ressources. </text:p>
      <text:p text:style-name="Standard">Ajouter dans le fichier de configuration l’adresse du server RMI, avec un booléen permettant d’activer (ou de désactiver) la fonctionnalité.</text:p>
      <text:list xml:id="list101809223759761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3"/><text:bookmark-start text:name="__RefHeading__1544_50306664"/>Exercice 3 : GUI – configuration<text:bookmark-end text:name="_Toc430965403"/><text:bookmark-end text:name="__RefHeading__1544_50306664"/></text:h>
                </text:list-item>
              </text:list>
            </text:list-item>
          </text:list>
        </text:list-item>
      </text:list>
      <text:p text:style-name="Standard">Créer une ‘<text:span text:style-name="T2">DialogBox</text:span>’ <text:span text:style-name="T1">Settings</text:span> permettant de configurer entre autre l’<text:span text:style-name="T2">autosave</text:span> (est-ce que l’<text:span text:style-name="T2">autosave</text:span> est activé ? à quelle fréquence ?).</text:p>
      <text:list xml:id="list6489933938271292574" text:style-name="WWNum16">
        <text:list-item>
          <text:p text:style-name="P44">Cette ‘<text:span text:style-name="T2">DialogBox</text:span>’ devra être accessible depuis le menu (<text:span text:style-name="T2">edit-&gt;settings</text:span>)</text:p>
        </text:list-item>
        <text:list-item>
          <text:p text:style-name="P44">La configuration devra être sauvegardée dans un fichier de configuration</text:p>
        </text:list-item>
        <text:list-item>
          <text:p text:style-name="P44">Les <text:span text:style-name="T2">settings</text:span> ne concernent pas uniquement la sauvegarde : ajouter d’autre settings (comme le chemin pour le fichier log, l’adresse du server RMI ou encore la langue par exemple)</text:p>
        </text:list-item>
      </text:list>
      <text:p text:style-name="P17"/>
      <text:list xml:id="list101809997284108" text:continue-list="list101809223759761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<text:bookmark-start text:name="_Toc430965404"/><text:bookmark-start text:name="__RefHeading__1546_50306664"/>Rapport<text:bookmark-end text:name="_Toc430965404"/><text:bookmark-end text:name="__RefHeading__1546_50306664"/></text:h>
            </text:list-item>
          </text:list>
        </text:list-item>
      </text:list>
      <text:p text:style-name="Standard"/>
      <text:list xml:id="list1018108716050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405"/><text:bookmark-start text:name="__RefHeading__1548_50306664"/>Description des travaux<text:bookmark-end text:name="_Toc430965405"/><text:bookmark-end text:name="__RefHeading__1548_5030666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6"/><text:bookmark-start text:name="__RefHeading__1550_50306664"/>Difficultés rencontrées<text:bookmark-end text:name="_Toc430965406"/><text:bookmark-end text:name="__RefHeading__1550_50306664"/></text:h>
                </text:list-item>
              </text:list>
            </text:list-item>
          </text:list>
        </text:list-item>
      </text:list>
      <text:p text:style-name="P7"/>
      <text:list xml:id="list101810299604903" text:continue-numbering="true" text:style-name="Outline">
        <text:list-item>
          <text:list>
            <text:list-item>
              <text:h text:style-name="P22" text:outline-level="2"/>
            </text:list-item>
          </text:list>
        </text:list-item>
        <text:list-item>
          <text:h text:style-name="Heading_20_1" text:outline-level="1"><text:bookmark-start text:name="_Toc430965407"/><text:bookmark-start text:name="__RefHeading__1552_50306664"/>TD/TP 6 – Les applications en réseau<text:bookmark-end text:name="_Toc430965407"/><text:bookmark-end text:name="__RefHeading__1552_50306664"/></text:h>
        </text:list-item>
      </text:list>
      <text:p text:style-name="Standard"/>
      <text:list xml:id="list101809158724664" text:continue-numbering="true" text:style-name="Outline">
        <text:list-item>
          <text:list>
            <text:list-item>
              <text:h text:style-name="Heading_20_2" text:outline-level="2"><text:bookmark-start text:name="_Toc430965408"/><text:bookmark-start text:name="__RefHeading__1554_50306664"/>Exercices<text:bookmark-end text:name="_Toc430965408"/><text:bookmark-end text:name="__RefHeading__1554_50306664"/></text:h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09"/><text:bookmark-start text:name="__RefHeading__1556_50306664"/>Exercice 1 : Créer une application de <text:span text:style-name="T1">Chat</text:span><text:bookmark-end text:name="_Toc430965409"/><text:bookmark-end text:name="__RefHeading__1556_50306664"/></text:h>
                </text:list-item>
              </text:list>
            </text:list-item>
          </text:list>
        </text:list-item>
      </text:list>
      <text:list xml:id="list212825329240881081" text:style-name="WWNum28">
        <text:list-item>
          <text:p text:style-name="P45">Prévoir un mode ‘<text:span text:style-name="T2">public’</text:span> et ‘<text:span text:style-name="T2">private</text:span>’</text:p>
        </text:list-item>
        <text:list-item>
          <text:p text:style-name="P45">Ajouter dans le fichier de configuration l’adresse et le port de votre server</text:p>
        </text:list-item>
      </text:list>
      <text:list xml:id="list101810554869795" text:continue-list="list101809158724664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10"/><text:bookmark-start text:name="__RefHeading__1558_50306664"/>Exercice 2 : Créer une <text:span text:style-name="T1">Shoutbox </text:span>avec une <text:span text:style-name="T1">servlet (ou une page JSP)</text:span><text:bookmark-end text:name="_Toc430965410"/><text:bookmark-end text:name="__RefHeading__1558_50306664"/></text:h>
                </text:list-item>
              </text:list>
            </text:list-item>
          </text:list>
        </text:list-item>
      </text:list>
      <text:list xml:id="list101810581001443" text:continue-list="list212825329240881081" text:style-name="WWNum28">
        <text:list-item>
          <text:p text:style-name="P45">Cette <text:span text:style-name="T2">shoutbox </text:span><text:s/>devra se connecter au server pour afficher les commentaires ‘public’ uniquement</text:p>
        </text:list-item>
        <text:list-item>
          <text:p text:style-name="P45">Il sera aussi possible de poster un commentaire</text:p>
        </text:list-item>
      </text:list>
      <text:p text:style-name="Standard"/>
      <text:list xml:id="list101808970721983" text:continue-list="list101810554869795" text:style-name="Outline">
        <text:list-item>
          <text:list>
            <text:list-item>
              <text:h text:style-name="Heading_20_2" text:outline-level="2"><text:bookmark-start text:name="__RefHeading__1560_50306664"/>Aide<text:bookmark-end text:name="__RefHeading__1560_50306664"/></text:h>
            </text:list-item>
          </text:list>
        </text:list-item>
      </text:list>
      <text:p text:style-name="Standard"><text:span text:style-name="T2">Shoutbox</text:span> : <text:a xlink:type="simple" xlink:href="https://fr.wikipedia.org/wiki/Shoutbox" text:style-name="Internet_20_link" text:visited-style-name="Visited_20_Internet_20_Link">https://fr.wikipedia.org/wiki/Shoutbox</text:a></text:p>
      <text:p text:style-name="Standard"/>
      <text:list xml:id="list101808927962755" text:continue-numbering="true" text:style-name="Outline">
        <text:list-item>
          <text:list>
            <text:list-item>
              <text:h text:style-name="Heading_20_2" text:outline-level="2"><text:bookmark-start text:name="_Toc430965411"/><text:bookmark-start text:name="__RefHeading__1562_50306664"/>Rapport<text:bookmark-end text:name="_Toc430965411"/><text:bookmark-end text:name="__RefHeading__1562_50306664"/></text:h>
            </text:list-item>
          </text:list>
        </text:list-item>
      </text:list>
      <text:p text:style-name="Standard"/>
      <text:list xml:id="list1018092327540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Toc430965412"/><text:bookmark-start text:name="__RefHeading__1564_50306664"/>Description des travaux<text:bookmark-end text:name="_Toc430965412"/><text:bookmark-end text:name="__RefHeading__1564_50306664"/>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<text:bookmark-start text:name="_Toc430965413"/><text:bookmark-start text:name="__RefHeading__1566_50306664"/>Difficultés rencontrées<text:bookmark-end text:name="_Toc430965413"/><text:bookmark-end text:name="__RefHeading__1566_50306664"/></text:h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sto MT" svg:font-family="'Calisto MT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sto MT" fo:font-size="10.5pt" fo:language="fr" fo:country="FR" style:font-name-asian="SimSun" style:font-size-asian="10.5pt" style:language-asian="fr" style:country-asian="FR" style:font-name-complex="Tahoma" style:font-size-complex="10.5pt" style:language-complex="ar" style:country-complex="SA"/>
    </style:default-style>
    <style:default-style style:family="paragraph">
      <style:paragraph-properties fo:margin-top="0cm" fo:margin-bottom="0.212cm" loext:contextual-spacing="false" fo:line-height="110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sto MT" fo:font-size="10.5pt" fo:language="fr" fo:country="FR" style:font-name-asian="SimSun" style:font-size-asian="10.5pt" style:language-asian="fr" style:country-asian="FR" style:font-name-complex="Tahoma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071cm" loext:contextual-spacing="false" fo:line-height="100%" fo:keep-together="always" fo:padding-left="0cm" fo:padding-right="0cm" fo:padding-top="0cm" fo:padding-bottom="0.035cm" fo:border-left="none" fo:border-right="none" fo:border-top="none" fo:border-bottom="0.51pt solid #bc451b" fo:keep-with-next="always"/>
      <style:text-properties fo:color="#8c3314" style:font-name="Calisto MT" fo:font-family="'Calisto MT'" style:font-family-generic="roman" style:font-pitch="variable" fo:font-size="18pt" style:font-size-asian="18pt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cm" loext:contextual-spacing="false" fo:line-height="100%" fo:keep-together="always" fo:keep-with-next="always"/>
      <style:text-properties fo:color="#8c3314" style:font-name="Calisto MT" fo:font-family="'Calisto MT'" style:font-family-generic="roman" style:font-pitch="variable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41cm" fo:margin-bottom="0cm" loext:contextual-spacing="false" fo:line-height="100%" fo:keep-together="always" fo:keep-with-next="always"/>
      <style:text-properties fo:color="#404040" style:font-name="Calisto MT" fo:font-family="'Calisto MT'" style:font-family-generic="roman" style:font-pitch="variable" fo:font-size="13pt" style:font-size-asian="13pt" style:font-size-complex="13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cm" loext:contextual-spacing="false" fo:keep-together="always" fo:keep-with-next="always"/>
      <style:text-properties style:font-name="Calisto MT" fo:font-family="'Calisto MT'" style:font-family-generic="roman" style:font-pitch="variable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loext:contextual-spacing="false" fo:keep-together="always" fo:keep-with-next="always"/>
      <style:text-properties style:font-name="Calisto MT" fo:font-family="'Calisto MT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41cm" fo:margin-bottom="0cm" loext:contextual-spacing="false" fo:keep-together="always" fo:keep-with-next="always"/>
      <style:text-properties fo:color="#595959" style:font-name="Calisto MT" fo:font-family="'Calisto MT'" style:font-family-generic="roman" style:font-pitch="variable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41cm" fo:margin-bottom="0cm" loext:contextual-spacing="false" fo:keep-together="always" fo:keep-with-next="always"/>
      <style:text-properties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41cm" fo:margin-bottom="0cm" loext:contextual-spacing="false" fo:keep-together="always" fo:keep-with-next="always"/>
      <style:text-properties fo:font-variant="small-caps" fo:color="#595959" style:font-name="Calisto MT" fo:font-family="'Calisto MT'" style:font-family-generic="roman" style:font-pitch="variable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41cm" fo:margin-bottom="0cm" loext:contextual-spacing="false" fo:keep-together="always" fo:keep-with-next="always"/>
      <style:text-properties fo:font-variant="small-caps"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404040" fo:font-size="10pt" fo:font-weight="bold" style:font-size-asian="10pt" style:font-weight-asian="bold" style:font-size-complex="10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color="#8c3314" style:font-name="Calisto MT" fo:font-family="'Calisto MT'" style:font-family-generic="roman" style:font-pitch="variable" fo:font-size="40pt" fo:letter-spacing="-0.012cm" fo:font-weight="bold" style:font-size-asian="40pt" style:font-weight-asian="bold" style:font-size-complex="4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423cm" loext:contextual-spacing="false" fo:line-height="100%" fo:text-align="start" style:justify-single-word="false"/>
      <style:text-properties fo:color="#404040" style:font-name="Calisto MT" fo:font-family="'Calisto MT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Quote" style:family="paragraph" style:parent-style-name="Standard" style:default-outline-level="" style:list-style-name="">
      <style:paragraph-properties fo:margin-left="1.524cm" fo:margin-right="1.524cm" fo:margin-top="0.423cm" fo:margin-bottom="0.423cm" loext:contextual-spacing="false" fo:line-height="10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176cm" fo:margin-bottom="0.423cm" loext:contextual-spacing="false" fo:text-align="center" style:justify-single-word="false" fo:text-indent="0cm" style:auto-text-indent="false"/>
      <style:text-properties fo:color="#bc451b" style:font-name="Calisto MT" fo:font-family="'Calisto MT'" style:font-family-generic="roman" style:font-pitch="variable"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8c3314" style:font-name="Calisto MT" fo:font-family="'Calisto MT'" style:font-family-generic="roman" style:font-pitch="variable" fo:font-size="18pt" style:font-size-asian="18pt" style:font-size-complex="18pt"/>
    </style:style>
    <style:style style:name="Internet_20_link" style:display-name="Internet link" style:family="text" style:parent-style-name="Default_20_Paragraph_20_Font">
      <style:text-properties fo:color="#e9805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2_20_Car" style:display-name="Titre 2 Car" style:family="text" style:parent-style-name="Default_20_Paragraph_20_Font">
      <style:text-properties fo:color="#8c3314" style:font-name="Calisto MT" fo:font-family="'Calisto MT'" style:font-family-generic="roman" style:font-pitch="variable" fo:font-size="14pt" style:font-size-asian="14pt" style:font-size-complex="14pt"/>
    </style:style>
    <style:style style:name="Titre_20_3_20_Car" style:display-name="Titre 3 Car" style:family="text" style:parent-style-name="Default_20_Paragraph_20_Font">
      <style:text-properties fo:color="#404040" style:font-name="Calisto MT" fo:font-family="'Calisto MT'" style:font-family-generic="roman" style:font-pitch="variable" fo:font-size="13pt" style:font-size-asian="13pt" style:font-size-complex="13pt"/>
    </style:style>
    <style:style style:name="Titre_20_4_20_Car" style:display-name="Titre 4 Car" style:family="text" style:parent-style-name="Default_20_Paragraph_20_Font">
      <style:text-properties style:font-name="Calisto MT" fo:font-family="'Calisto MT'" style:font-family-generic="roman" style:font-pitch="variable" fo:font-size="12pt" style:font-size-asian="12pt" style:font-size-complex="12pt"/>
    </style:style>
    <style:style style:name="Titre_20_5_20_Car" style:display-name="Titre 5 Car" style:family="text" style:parent-style-name="Default_20_Paragraph_20_Font">
      <style:text-properties style:font-name="Calisto MT" fo:font-family="'Calisto MT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itre_20_6_20_Car" style:display-name="Titre 6 Car" style:family="text" style:parent-style-name="Default_20_Paragraph_20_Font">
      <style:text-properties fo:color="#595959" style:font-name="Calisto MT" fo:font-family="'Calisto MT'" style:font-family-generic="roman" style:font-pitch="variable"/>
    </style:style>
    <style:style style:name="Titre_20_7_20_Car" style:display-name="Titre 7 Car" style:family="text" style:parent-style-name="Default_20_Paragraph_20_Font">
      <style:text-properties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Titre_20_8_20_Car" style:display-name="Titre 8 Car" style:family="text" style:parent-style-name="Default_20_Paragraph_20_Font">
      <style:text-properties fo:font-variant="small-caps" fo:color="#595959" style:font-name="Calisto MT" fo:font-family="'Calisto MT'" style:font-family-generic="roman" style:font-pitch="variable"/>
    </style:style>
    <style:style style:name="Titre_20_9_20_Car" style:display-name="Titre 9 Car" style:family="text" style:parent-style-name="Default_20_Paragraph_20_Font">
      <style:text-properties fo:font-variant="small-caps" fo:color="#595959" style:font-name="Calisto MT" fo:font-family="'Calisto MT'" style:font-family-generic="roman" style:font-pitch="variable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fo:color="#8c3314" style:font-name="Calisto MT" fo:font-family="'Calisto MT'" style:font-family-generic="roman" style:font-pitch="variable" fo:font-size="40pt" fo:letter-spacing="-0.012cm" style:font-size-asian="40pt" style:font-size-complex="40pt"/>
    </style:style>
    <style:style style:name="Sous-titre_20_Car" style:display-name="Sous-titre Car" style:family="text" style:parent-style-name="Default_20_Paragraph_20_Font">
      <style:text-properties fo:color="#404040" style:font-name="Calisto MT" fo:font-family="'Calisto MT'" style:font-family-generic="roman" style:font-pitch="variable" fo:font-size="15pt" style:font-size-asian="15pt" style:font-size-complex="15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bc451b" style:font-name="Calisto MT" fo:font-family="'Calisto MT'" style:font-family-generic="roman" style:font-pitch="variable" fo:font-size="14pt" style:font-size-asian="14pt" style:font-size-complex="14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italic" fo:font-weight="bold" style:font-style-asian="italic" style:font-weight-asian="bold"/>
    </style:style>
    <style:style style:name="ListLabel_20_3" style:display-name="ListLabel 3" style:family="text">
      <style:text-properties fo:color="#00000a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7cm" fo:margin-left="0cm" fo:margin-right="0cm" fo:margin-bottom="0.771cm" style:dynamic-spacing="true"/>
      </style:header-style>
      <style:footer-style/>
    </style:page-layout>
    <style:page-layout style:name="Mpm2">
      <style:page-layout-properties fo:page-width="21.001cm" fo:page-height="29.663cm" style:num-format="1" style:print-orientation="portrait" fo:margin-top="0.4cm" fo:margin-bottom="1.27cm" fo:margin-left="1.27cm" fo:margin-right="1.27cm" style:writing-mode="lr-tb" style:layout-grid-color="#c0c0c0" style:layout-grid-lines="48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D / TP JAVA – Programmation avancée</dc:title>
    <dc:subject>Programmation avancée</dc:subject>
    <meta:editing-cycles>5</meta:editing-cycles>
    <meta:creation-date>2015-08-24T10:34:00</meta:creation-date>
    <dc:date>2015-11-30T10:18:08.586000000</dc:date>
    <meta:editing-duration>PT7H2M59S</meta:editing-duration>
    <meta:generator>LibreOffice/5.0.1.2$Windows_x86 LibreOffice_project/81898c9f5c0d43f3473ba111d7b351050be20261</meta:generator>
    <meta:document-statistic meta:table-count="1" meta:image-count="0" meta:object-count="0" meta:page-count="13" meta:paragraph-count="257" meta:word-count="2301" meta:character-count="15247" meta:non-whitespace-character-count="132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ge de garde Business pour rapport" xlink:href=""/>
  </office:meta>
</office:document-meta>
</file>